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amesService.initializeHandlerPoo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JamesService.setConnectionManager( JamesConnectionManager conne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mesService.getSock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mesService.createConnec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amesService.initializeServerSocketWorker( SocketManager socketManag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bstractJamesService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mesService.getWatchdog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JamesService.releaseConnectionHandler( ConnectionHandler connection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amesService.getLocalHos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amesService.initializeServerSocket( SocketManager socket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JamesService.getCre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mesService.dispos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bstractJamesService.getServic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amesService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JamesService.logJCELoadFailure( final Logger logger , final String providerName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amesService.isDefaultTL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mesService.i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mesService.configureHelloName( Configuration handler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JamesService.decommission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mesService.service( ServiceManager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amesService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mesService.get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mesService.new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amesService.loadProvider( final Logger logger , final String provider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JamesService.getBindingErrorMessage( BindException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JamesService.initializeThreadPool( ThreadManager thread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JamesService.setStreamDumpDir( String streamdu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mesService.configure( Configuration conf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112">
            <text:p text:style-name="Table_20_Contents">112</text:p>
          </table:table-cell>
        </table:table-row>
        <table:table-row>
          <table:table-cell office:value-type="string">
            <text:p text:style-name="Table_20_Contents">AbstractJamesService.loadJCEProviders( Configuration conf , final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JamesService.getNetwork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